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e7" officeooo:paragraph-rsid="0001f7e7"/>
    </style:style>
    <style:style style:name="P2" style:family="paragraph" style:parent-style-name="Standard">
      <style:text-properties officeooo:rsid="0002b1ad" officeooo:paragraph-rsid="0002b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pm-stat.com/" text:style-name="Internet_20_link" text:visited-style-name="Visited_20_Internet_20_Link">https://npm-stat.com/</text:a></text:p>
      <text:p text:style-name="Standard"/>
      <text:p text:style-name="P1">Statistics of NPM package downloads</text:p>
      <text:p text:style-name="P1"/>
      <text:p text:style-name="P2">notes:</text:p>
      <text:p text:style-name="P2"/>
      <text:p text:style-name="P2">20/3: 2 hours, data scraping, research</text:p>
      <text:p text:style-name="P2">21/3: 2 hours, data scrap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3-21T16:10:05.743000000</dc:date>
    <meta:editing-duration>PT3H4M34S</meta:editing-duration>
    <meta:editing-cycles>2</meta:editing-cycles>
    <meta:document-statistic meta:table-count="0" meta:image-count="0" meta:object-count="0" meta:page-count="1" meta:paragraph-count="5" meta:word-count="18" meta:character-count="128" meta:non-whitespace-character-count="115"/>
  </office:meta>
</office:document-meta>
</file>